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17.591cm" fo:margin-left="-0.002cm" table:align="left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0.896cm"/>
    </style:style>
    <style:style style:name="Table3.E" style:family="table-column">
      <style:table-column-properties style:column-width="5.495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Text_20_body">
      <style:text-properties fo:color="#000000" style:font-name="Liberation Serif" officeooo:rsid="007289d5" officeooo:paragraph-rsid="007289d5" style:font-name-complex="Arial"/>
    </style:style>
    <style:style style:name="P4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P5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P6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7" style:family="paragraph" style:parent-style-name="Footer">
      <style:paragraph-properties fo:text-align="end" style:justify-single-word="false"/>
      <style:text-properties officeooo:paragraph-rsid="00106ff2"/>
    </style:style>
    <style:style style:name="P8" style:family="paragraph" style:parent-style-name="Table_20_Heading">
      <style:text-properties style:font-name="Liberation Serif" officeooo:rsid="004958c7" officeooo:paragraph-rsid="004958c7" style:font-name-complex="Arial"/>
    </style:style>
    <style:style style:name="P9" style:family="paragraph" style:parent-style-name="Table_20_Heading">
      <style:text-properties style:font-name="Liberation Serif" officeooo:rsid="0054822d" officeooo:paragraph-rsid="0054822d" style:font-name-complex="Arial"/>
    </style:style>
    <style:style style:name="P10" style:family="paragraph" style:parent-style-name="Table_20_Heading">
      <style:text-properties style:font-name="Liberation Serif" officeooo:rsid="005b450b" officeooo:paragraph-rsid="005b450b" style:font-name-complex="Arial"/>
    </style:style>
    <style:style style:name="P11" style:family="paragraph" style:parent-style-name="Table_20_Heading">
      <style:text-properties style:font-name="Liberation Serif" officeooo:rsid="00644f64" officeooo:paragraph-rsid="00644f64" style:font-name-complex="Arial"/>
    </style:style>
    <style:style style:name="P12" style:family="paragraph" style:parent-style-name="Table_20_Heading">
      <style:text-properties style:font-name="Liberation Serif" officeooo:rsid="0065f31e" officeooo:paragraph-rsid="0065f31e" style:font-name-complex="Arial"/>
    </style:style>
    <style:style style:name="P13" style:family="paragraph" style:parent-style-name="Table_20_Contents">
      <style:text-properties style:font-name="Liberation Serif" style:font-name-complex="Arial"/>
    </style:style>
    <style:style style:name="P14" style:family="paragraph" style:parent-style-name="Table_20_Contents">
      <style:text-properties style:font-name="Liberation Serif" officeooo:rsid="00476371" officeooo:paragraph-rsid="00476371" style:font-name-complex="Ari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7376b4" officeooo:paragraph-rsid="007376b4" style:font-name-complex="Ari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weight="bold" officeooo:rsid="0054822d" officeooo:paragraph-rsid="0054822d" style:font-weight-asian="bold" style:font-name-complex="Ari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376b4" officeooo:paragraph-rsid="007376b4" style:font-size-asian="12pt" style:font-name-complex="Arial" style:font-size-complex="12pt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54822d" officeooo:paragraph-rsid="0054822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752a5d" officeooo:paragraph-rsid="00752a5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764315" officeooo:paragraph-rsid="00764315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7376b4" officeooo:paragraph-rsid="007376b4" style:font-name-complex="Arial"/>
    </style:style>
    <style:style style:name="P22" style:family="paragraph" style:parent-style-name="Text_20_body">
      <style:text-properties fo:color="#ff3333" style:font-name="Liberation Serif" officeooo:rsid="0077b2ce" officeooo:paragraph-rsid="0077b2ce" style:font-name-complex="Arial"/>
    </style:style>
    <style:style style:name="T1" style:family="text">
      <style:text-properties fo:color="#ff333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346639496896" text:id="ct94346639496896">
          <text:insertion>
            <office:change-info>
              <dc:creator>Julian Raigosa</dc:creator>
              <dc:date>2016-09-03T08:31:00</dc:date>
            </office:change-info>
          </text:insertion>
        </text:changed-region>
        <text:changed-region xml:id="ct94346639497120" text:id="ct94346639497120">
          <text:insertion>
            <office:change-info>
              <dc:creator>Julian Raigosa</dc:creator>
              <dc:date>2016-09-03T08:32:00</dc:date>
            </office:change-info>
          </text:insertion>
        </text:changed-region>
        <text:changed-region xml:id="ct94346638297424" text:id="ct94346638297424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346640318512" text:id="ct94346640318512">
          <text:insertion>
            <office:change-info>
              <dc:creator>Julian Raigosa</dc:creator>
              <dc:date>2016-09-03T10:09:00</dc:date>
            </office:change-info>
          </text:insertion>
        </text:changed-region>
        <text:changed-region xml:id="ct94346639115808" text:id="ct94346639115808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346639116896" text:id="ct94346639116896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346639118880" text:id="ct94346639118880">
          <text:insertion>
            <office:change-info>
              <dc:creator>Julian Raigosa</dc:creator>
              <dc:date>2016-09-02T17:13:00</dc:date>
            </office:change-info>
          </text:insertion>
        </text:changed-region>
        <text:changed-region xml:id="ct94346639117088" text:id="ct94346639117088">
          <text:insertion>
            <office:change-info>
              <dc:creator>Julian Raigosa</dc:creator>
              <dc:date>2016-09-02T17:16:00</dc:date>
            </office:change-info>
          </text:insertion>
        </text:changed-region>
        <text:changed-region xml:id="ct94346639117536" text:id="ct94346639117536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346639117872" text:id="ct94346639117872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346639121264" text:id="ct94346639121264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346639118064" text:id="ct94346639118064">
          <text:insertion>
            <office:change-info>
              <dc:creator>Julian Raigosa</dc:creator>
              <dc:date>2016-08-24T15:39:00</dc:date>
            </office:change-info>
          </text:insertion>
        </text:changed-region>
        <text:changed-region xml:id="ct94346639121712" text:id="ct94346639121712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346639119712" text:id="ct94346639119712">
          <text:insertion>
            <office:change-info>
              <dc:creator>Julian Raigosa</dc:creator>
              <dc:date>2016-09-03T08:46:00</dc:date>
            </office:change-info>
          </text:insertion>
        </text:changed-region>
        <text:changed-region xml:id="ct94346639120640" text:id="ct94346639120640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346639121904" text:id="ct94346639121904">
          <text:insertion>
            <office:change-info>
              <dc:creator>Julian Raigosa</dc:creator>
              <dc:date>2016-09-03T08:47:00</dc:date>
            </office:change-info>
          </text:insertion>
        </text:changed-region>
        <text:changed-region xml:id="ct94346639122640" text:id="ct94346639122640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346639122384" text:id="ct94346639122384">
          <text:insertion>
            <office:change-info>
              <dc:creator>Julian Raigosa</dc:creator>
              <dc:date>2016-09-03T08:46:00</dc:date>
            </office:change-info>
          </text:insertion>
        </text:changed-region>
        <text:changed-region xml:id="ct94346639123920" text:id="ct94346639123920">
          <text:insertion>
            <office:change-info>
              <dc:creator>Julian Raigosa</dc:creator>
              <dc:date>2016-09-03T08:48:00</dc:date>
            </office:change-info>
          </text:insertion>
        </text:changed-region>
        <text:changed-region xml:id="ct94346638000512" text:id="ct94346638000512">
          <text:insertion>
            <office:change-info>
              <dc:creator>Julian Raigosa</dc:creator>
              <dc:date>2016-09-03T08:49:00</dc:date>
            </office:change-info>
          </text:insertion>
        </text:changed-region>
        <text:changed-region xml:id="ct94346638002688" text:id="ct94346638002688">
          <text:insertion>
            <office:change-info>
              <dc:creator>Julian Raigosa</dc:creator>
              <dc:date>2016-09-03T08:49:00</dc:date>
            </office:change-info>
          </text:insertion>
        </text:changed-region>
        <text:changed-region xml:id="ct94346638002432" text:id="ct94346638002432">
          <text:insertion>
            <office:change-info>
              <dc:creator>Julian Raigosa</dc:creator>
              <dc:date>2016-09-03T08:46:00</dc:date>
            </office:change-info>
          </text:insertion>
        </text:changed-region>
        <text:changed-region xml:id="ct94346637992384" text:id="ct94346637992384">
          <text:insertion>
            <office:change-info>
              <dc:creator>Julian Raigosa</dc:creator>
              <dc:date>2016-09-03T08:49:00</dc:date>
            </office:change-info>
          </text:insertion>
        </text:changed-region>
        <text:changed-region xml:id="ct94346638001520" text:id="ct94346638001520">
          <text:insertion>
            <office:change-info>
              <dc:creator>Julian Raigosa</dc:creator>
              <dc:date>2016-09-03T08:46:00</dc:date>
            </office:change-info>
          </text:insertion>
        </text:changed-region>
        <text:changed-region xml:id="ct94346637993568" text:id="ct94346637993568">
          <text:insertion>
            <office:change-info>
              <dc:creator>Julian Raigosa</dc:creator>
              <dc:date>2016-09-03T08:49:00</dc:date>
            </office:change-info>
          </text:insertion>
        </text:changed-region>
        <text:changed-region xml:id="ct94346637993760" text:id="ct94346637993760">
          <text:insertion>
            <office:change-info>
              <dc:creator>Julian Raigosa</dc:creator>
              <dc:date>2016-09-03T08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change-start text:change-id="ct94346639496896"/>Se evalúa el proceso de seguimiento mediante los informes de s<text:change-end text:change-id="ct94346639496896"/><text:change-start text:change-id="ct94346639497120"/>eguimiento interno del proyecto, la forma de llevarlos y el cumplimiento de los planes establecidos en cada uno.<text:change-end text:change-id="ct94346639497120"/><text:change-start text:change-id="ct94346638297424"/></text:p>
      <text:p text:style-name="P22"><text:change-end text:change-id="ct94346638297424"/><text:change-start text:change-id="ct94346640318512"/>El correcto uso en lugar de existencia.<text:change-end text:change-id="ct94346640318512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header-rows>
          <table:table-row>
            <table:table-cell table:style-name="Table3.A1" table:number-columns-spanned="2" office:value-type="string">
              <text:p text:style-name="P8"><text:change-start text:change-id="ct94346639115808"/>Proyecto <text:span text:style-name="T1">*</text:span><text:change-end text:change-id="ct94346639115808"/></text:p>
            </table:table-cell>
            <table:covered-table-cell/>
            <table:table-cell table:style-name="Table3.C1" table:number-columns-spanned="3" office:value-type="string">
              <text:p text:style-name="P8"/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2" office:value-type="string">
            <text:p text:style-name="P8"><text:change-start text:change-id="ct94346639116896"/>Módulo<text:change-end text:change-id="ct94346639116896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1"><text:change-start text:change-id="ct94346639118880"/>Auditor<text:change-end text:change-id="ct94346639118880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2"><text:change-start text:change-id="ct94346639117088"/>Fecha<text:change-end text:change-id="ct94346639117088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9"><text:change-start text:change-id="ct94346639117536"/>Item<text:change-end text:change-id="ct94346639117536"/></text:p>
          </table:table-cell>
          <table:covered-table-cell/>
          <table:table-cell table:style-name="Table3.A2" office:value-type="string">
            <text:p text:style-name="P9"><text:change-start text:change-id="ct94346639117872"/>Si<text:change-end text:change-id="ct94346639117872"/></text:p>
          </table:table-cell>
          <table:table-cell table:style-name="Table3.A2" office:value-type="string">
            <text:p text:style-name="P9"><text:change-start text:change-id="ct94346639121264"/>No<text:change-end text:change-id="ct94346639121264"/></text:p>
          </table:table-cell>
          <table:table-cell table:style-name="Table3.E5" office:value-type="string">
            <text:p text:style-name="P10"><text:change-start text:change-id="ct94346639118064"/>Anotaciones<text:change-end text:change-id="ct94346639118064"/></text:p>
          </table:table-cell>
        </table:table-row>
        <table:table-row>
          <table:table-cell table:style-name="Table3.A6" office:value-type="string">
            <text:p text:style-name="P16"><text:change-start text:change-id="ct94346639121712"/>1<text:change-end text:change-id="ct94346639121712"/></text:p>
          </table:table-cell>
          <table:table-cell table:style-name="Table3.A6" office:value-type="string">
            <text:p text:style-name="P17"><text:change-start text:change-id="ct94346639119712"/>El personal que realiza las actividades de gestión de la configuración cumple con las políticas, estándares y procedimientos definidos<text:change-end text:change-id="ct94346639119712"/></text:p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3"/>
          </table:table-cell>
          <table:table-cell table:style-name="Table3.E6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6"><text:change-start text:change-id="ct94346639120640"/>2<text:change-end text:change-id="ct94346639120640"/></text:p>
          </table:table-cell>
          <table:table-cell table:style-name="Table3.A6" office:value-type="string">
            <text:p text:style-name="P17"><text:change-start text:change-id="ct94346639121904"/>Las políticas y estándares del proceso son adecuadas para cumplir los objetivos de la organización<text:change-end text:change-id="ct94346639121904"/></text:p>
          </table:table-cell>
          <table:table-cell table:style-name="Table3.C7" office:value-type="string">
            <text:p text:style-name="P14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8"><text:change-start text:change-id="ct94346639122640"/>3<text:change-end text:change-id="ct94346639122640"/></text:p>
          </table:table-cell>
          <table:table-cell table:style-name="Table3.A6" office:value-type="string">
            <text:p text:style-name="P15"><text:change-start text:change-id="ct94346639122384"/>Existe una documentacion que exponga los niveles de control de los artefactos.<text:change-end text:change-id="ct94346639122384"/></text:p>
          </table:table-cell>
          <table:table-cell table:style-name="Table3.C8" office:value-type="string">
            <text:p text:style-name="P14"/>
          </table:table-cell>
          <table:table-cell table:style-name="Table3.D8" office:value-type="string">
            <text:p text:style-name="P13"/>
          </table:table-cell>
          <table:table-cell table:style-name="Table3.E8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9"><text:change-start text:change-id="ct94346639123920"/>4<text:change-end text:change-id="ct94346639123920"/></text:p>
          </table:table-cell>
          <table:table-cell table:style-name="Table3.A6" office:value-type="string">
            <text:p text:style-name="P17"><text:change-start text:change-id="ct94346638000512"/>El personal responsable de las actividades tiene acceso a los planes y procedimientos y están actualizados<text:change-end text:change-id="ct94346638000512"/></text:p>
          </table:table-cell>
          <table:table-cell table:style-name="Table3.C9" office:value-type="string">
            <text:p text:style-name="P14"/>
          </table:table-cell>
          <table:table-cell table:style-name="Table3.D9" office:value-type="string">
            <text:p text:style-name="P13"/>
          </table:table-cell>
          <table:table-cell table:style-name="Table3.E9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0"><text:change-start text:change-id="ct94346638002688"/>5<text:change-end text:change-id="ct94346638002688"/></text:p>
          </table:table-cell>
          <table:table-cell table:style-name="Table3.A6" office:value-type="string">
            <text:p text:style-name="P15"><text:change-start text:change-id="ct94346638002432"/>Estan calificados todos los artefactos dentro de los niveles de control.<text:change-end text:change-id="ct94346638002432"/></text:p>
          </table:table-cell>
          <table:table-cell table:style-name="Table3.C11" office:value-type="string">
            <text:p text:style-name="P14"/>
          </table:table-cell>
          <table:table-cell table:style-name="Table3.D11" office:value-type="string">
            <text:p text:style-name="P13"/>
          </table:table-cell>
          <table:table-cell table:style-name="Table3.E11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0"><text:change-start text:change-id="ct94346637992384"/>6<text:change-end text:change-id="ct94346637992384"/></text:p>
          </table:table-cell>
          <table:table-cell table:style-name="Table3.A6" office:value-type="string">
            <text:p text:style-name="P15"><text:change-start text:change-id="ct94346638001520"/>Se tiene una herramienta con la cual controlar el versionamiento de los artefactos.<text:change-end text:change-id="ct94346638001520"/></text:p>
          </table:table-cell>
          <table:table-cell table:style-name="Table3.C11" office:value-type="string">
            <text:p text:style-name="P14"/>
          </table:table-cell>
          <table:table-cell table:style-name="Table3.D11" office:value-type="string">
            <text:p text:style-name="P13"/>
          </table:table-cell>
          <table:table-cell table:style-name="Table3.E11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0"><text:change-start text:change-id="ct94346637993568"/>7<text:change-end text:change-id="ct94346637993568"/></text:p>
          </table:table-cell>
          <table:table-cell table:style-name="Table3.A6" office:value-type="string">
            <text:p text:style-name="P21"><text:change-start text:change-id="ct94346637993760"/>Se lleva un control interno diferente de la herrameinta sobre los elementos de control en el nivel 2.<text:change-end text:change-id="ct94346637993760"/></text:p>
          </table:table-cell>
          <table:table-cell table:style-name="Table3.C12" office:value-type="string">
            <text:p text:style-name="P14"/>
          </table:table-cell>
          <table:table-cell table:style-name="Table3.D12" office:value-type="string">
            <text:p text:style-name="P13"/>
          </table:table-cell>
          <table:table-cell table:style-name="Table3.E12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94346639409504" text:id="ct94346639409504">
            <text:format-change>
              <office:change-info>
                <dc:creator>Julian Raigosa</dc:creator>
                <dc:date>2016-08-24T15:10:00</dc:date>
              </office:change-info>
            </text:format-change>
          </text:changed-region>
        </text:tracked-changes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change-start text:change-id="ct94346639409504"/><text:title>Checklist Administracion de la configuración</text:title></text:p>
              <text:p text:style-name="MP3"><text:subject>Sobre las herramientas utilizadas</text:subject><text:change-end text:change-id="ct94346639409504"/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Q-08</text:user-defined></text:p>
                  </table:table-cell>
                  <table:table-cell table:style-name="Table1.B4" office:value-type="string">
                    <text:p text:style-name="Revision_20_Table_20_Content"><text:editing-cycles>94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03/09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94</meta:editing-cycles>
    <meta:editing-duration>PT7H3M55S</meta:editing-duration>
    <dc:subject>Sobre las herramientas utilizadas</dc:subject>
    <dc:title>Checklist Administracion de la configuración</dc:title>
    <meta:generator>LibreOffice/4.3.7.2$Linux_X86_64 LibreOffice_project/430$Build-2</meta:generator>
    <meta:initial-creator>Julian Raigosa</meta:initial-creator>
    <dc:date>2016-09-03T10:09:34.209148056</dc:date>
    <dc:creator>Julian Raigosa</dc:creator>
    <meta:document-statistic meta:table-count="3" meta:image-count="1" meta:object-count="0" meta:page-count="1" meta:paragraph-count="39" meta:word-count="177" meta:character-count="1107" meta:non-whitespace-character-count="969"/>
    <meta:user-defined meta:name="Classification">TRN3</meta:user-defined>
    <meta:user-defined meta:name="Code">DE-FO-PPQ-08</meta:user-defined>
    <meta:user-defined meta:name="Expiry" meta:value-type="date">2017-04-28</meta:user-defined>
  </office:meta>
</office:document-meta>
</file>